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oto Sans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number-columns-repeated="3" table:default-cell-style-name="ce9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ARD FRAME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390" calcext:value-type="float">
            <text:p>39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ACTION NAME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formula="of:=[.D5]-[.B5]+1" office:value-type="float" office:value="264" calcext:value-type="float">
            <text:p>264</text:p>
          </table:table-cell>
          <table:table-cell table:style-name="ce5" table:formula="of:=[.E5]-[.C5]+1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ACTION IMAG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34" calcext:value-type="float">
            <text:p>134</text:p>
          </table:table-cell>
          <table:table-cell table:style-name="ce5" table:formula="of:=[.D6]-[.B6]+1" office:value-type="float" office:value="100" calcext:value-type="float">
            <text:p>100</text:p>
          </table:table-cell>
          <table:table-cell table:style-name="ce5" table:formula="of:=[.E6]-[.C6]+1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CTION INSTRUC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383" calcext:value-type="float">
            <text:p>383</text:p>
          </table:table-cell>
          <table:table-cell table:style-name="ce5" table:formula="of:=[.D7]-[.B7]+1" office:value-type="float" office:value="264" calcext:value-type="float">
            <text:p>264</text:p>
          </table:table-cell>
          <table:table-cell table:style-name="ce5" table:formula="of:=[.E7]-[.C7]+1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string" calcext:value-type="string">
            <text:p>ACTION TYPE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135" calcext:value-type="float">
            <text:p>135</text:p>
          </table:table-cell>
          <table:table-cell table:style-name="ce5" table:formula="of:=[.D8]-[.B8]+1" office:value-type="float" office:value="156" calcext:value-type="float">
            <text:p>156</text:p>
          </table:table-cell>
          <table:table-cell table:style-name="ce5" table:formula="of:=[.E8]-[.C8]+1" office:value-type="float" office:value="101" calcext:value-type="float">
            <text:p>10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ACTION ILLUSTRATION CHECKLIST</text:p>
          </table:table-cell>
          <table:table-cell table:style-name="ce4" office:value-type="string" calcext:value-type="string">
            <text:p>COMPLETE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ATTACK (M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TACK (R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OCK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LL RUSH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DGE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ERT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 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PPLE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UMP/CLIMB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VE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RRY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COVE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IN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NEAK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TRAC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CUS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ENTIFY WEAKNESS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OK LIVE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O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UN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AM 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UTWIT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style-name="ce8"/>
          <table:table-cell table:number-columns-repeated="5"/>
        </table:table-row>
        <table:table-row table:style-name="ro1" table:number-rows-repeated="9">
          <table:table-cell table:style-name="Default"/>
          <table:table-cell table:style-name="ce9"/>
          <table:table-cell table:number-columns-repeated="5"/>
        </table:table-row>
        <table:table-row table:style-name="ro1">
          <table:table-cell table:style-name="Default"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Noto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00:17:21.446278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1:40:22.231425179</meta:creation-date>
    <dc:date>2020-07-03T01:11:27.542459980</dc:date>
    <meta:editing-duration>PT9H29M26S</meta:editing-duration>
    <meta:editing-cycles>13</meta:editing-cycles>
    <meta:generator>LibreOffice/6.3.6.2$Linux_X86_64 LibreOffice_project/30$Build-2</meta:generator>
    <meta:document-statistic meta:table-count="1" meta:cell-count="86" meta:object-count="0"/>
  </office:meta>
</office:document-meta>
</file>